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1.5618in"/>
    </style:style>
    <style:style style:name="co40" style:family="table-column">
      <style:table-column-properties fo:break-before="auto" style:column-width="1.3102in"/>
    </style:style>
    <style:style style:name="co41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3"/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7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Damage MPL</text:p>
          </table:table-cell>
          <table:table-cell table:formula="oooc:=[.C29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Cost MPL</text:p>
          </table:table-cell>
          <table:table-cell table:formula="oooc:=[.H6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ooc:=[.G12]-5" office:value-type="float" office:value="-100">
            <text:p>-100</text:p>
          </table:table-cell>
          <table:table-cell table:formula="oooc:=(100-[.G11])/100" office:value-type="float" office:value="2">
            <text:p>2</text:p>
          </table:table-cell>
          <table:table-cell table:formula="oooc:=1/[.H11]" office:value-type="float" office:value="0.5">
            <text:p>0.5</text:p>
          </table:table-cell>
          <table:table-cell/>
          <table:table-cell table:formula="oooc:=LOG([.I11];10)/LOG([.H$7];10)" office:value-type="float" office:value="-1.07866684054024">
            <text:p>-1.08</text:p>
          </table:table-cell>
          <table:table-cell table:formula="oooc:=[.H$6]^[.K11]" office:value-type="float" office:value="0.78410719705694">
            <text:p>0.78</text:p>
          </table:table-cell>
          <table:table-cell table:formula="oooc:=([.L11]-1)*100" office:value-type="float" office:value="-21.589280294306">
            <text:p>-21.59</text:p>
          </table:table-cell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3"/>
          <table:table-cell table:formula="oooc:=[.G13]-5" office:value-type="float" office:value="-95">
            <text:p>-95</text:p>
          </table:table-cell>
          <table:table-cell table:formula="oooc:=(100-[.G12])/100" office:value-type="float" office:value="1.95">
            <text:p>1.95</text:p>
          </table:table-cell>
          <table:table-cell table:formula="oooc:=1/[.H12]" office:value-type="float" office:value="0.512820512820513">
            <text:p>0.51</text:p>
          </table:table-cell>
          <table:table-cell/>
          <table:table-cell table:formula="oooc:=LOG([.I12];10)/LOG([.H$7];10)" office:value-type="float" office:value="-1.03926758925026">
            <text:p>-1.04</text:p>
          </table:table-cell>
          <table:table-cell table:formula="oooc:=[.H$6]^[.K12]" office:value-type="float" office:value="0.791103798328787">
            <text:p>0.79</text:p>
          </table:table-cell>
          <table:table-cell table:formula="oooc:=([.L12]-1)*100" office:value-type="float" office:value="-20.8896201671213">
            <text:p>-20.89</text:p>
          </table:table-cell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3"/>
          <table:table-cell table:formula="oooc:=[.G14]-5" office:value-type="float" office:value="-90">
            <text:p>-90</text:p>
          </table:table-cell>
          <table:table-cell table:formula="oooc:=(100-[.G13])/100" office:value-type="float" office:value="1.9">
            <text:p>1.9</text:p>
          </table:table-cell>
          <table:table-cell table:formula="oooc:=1/[.H13]" office:value-type="float" office:value="0.526315789473684">
            <text:p>0.53</text:p>
          </table:table-cell>
          <table:table-cell/>
          <table:table-cell table:formula="oooc:=LOG([.I13];10)/LOG([.H$7];10)" office:value-type="float" office:value="-0.998844867156136">
            <text:p>-1</text:p>
          </table:table-cell>
          <table:table-cell table:formula="oooc:=[.H$6]^[.K13]" office:value-type="float" office:value="0.798347039173927">
            <text:p>0.8</text:p>
          </table:table-cell>
          <table:table-cell table:formula="oooc:=([.L13]-1)*100" office:value-type="float" office:value="-20.1652960826073">
            <text:p>-20.17</text:p>
          </table:table-cell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3"/>
          <table:table-cell table:formula="oooc:=[.G15]-5" office:value-type="float" office:value="-85">
            <text:p>-85</text:p>
          </table:table-cell>
          <table:table-cell table:formula="oooc:=(100-[.G14])/100" office:value-type="float" office:value="1.85">
            <text:p>1.85</text:p>
          </table:table-cell>
          <table:table-cell table:formula="oooc:=1/[.H14]" office:value-type="float" office:value="0.54054054054054">
            <text:p>0.54</text:p>
          </table:table-cell>
          <table:table-cell/>
          <table:table-cell table:formula="oooc:=LOG([.I14];10)/LOG([.H$7];10)" office:value-type="float" office:value="-0.957344079690445">
            <text:p>-0.96</text:p>
          </table:table-cell>
          <table:table-cell table:formula="oooc:=[.H$6]^[.K14]" office:value-type="float" office:value="0.805852456078458">
            <text:p>0.81</text:p>
          </table:table-cell>
          <table:table-cell table:formula="oooc:=([.L14]-1)*100" office:value-type="float" office:value="-19.4147543921542">
            <text:p>-19.41</text:p>
          </table:table-cell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3"/>
          <table:table-cell table:formula="oooc:=[.G16]-5" office:value-type="float" office:value="-80">
            <text:p>-80</text:p>
          </table:table-cell>
          <table:table-cell table:formula="oooc:=(100-[.G15])/100" office:value-type="float" office:value="1.8">
            <text:p>1.8</text:p>
          </table:table-cell>
          <table:table-cell table:formula="oooc:=1/[.H15]" office:value-type="float" office:value="0.555555555555556">
            <text:p>0.56</text:p>
          </table:table-cell>
          <table:table-cell/>
          <table:table-cell table:formula="oooc:=LOG([.I15];10)/LOG([.H$7];10)" office:value-type="float" office:value="-0.914706143981521">
            <text:p>-0.91</text:p>
          </table:table-cell>
          <table:table-cell table:formula="oooc:=[.H$6]^[.K15]" office:value-type="float" office:value="0.813637018986734">
            <text:p>0.81</text:p>
          </table:table-cell>
          <table:table-cell table:formula="oooc:=([.L15]-1)*100" office:value-type="float" office:value="-18.6362981013266">
            <text:p>-18.64</text:p>
          </table:table-cell>
        </table:table-row>
        <table:table-row table:style-name="ro1">
          <table:table-cell table:number-columns-repeated="6"/>
          <table:table-cell table:formula="oooc:=[.G17]-5" office:value-type="float" office:value="-75">
            <text:p>-75</text:p>
          </table:table-cell>
          <table:table-cell table:formula="oooc:=(100-[.G16])/100" office:value-type="float" office:value="1.75">
            <text:p>1.75</text:p>
          </table:table-cell>
          <table:table-cell table:formula="oooc:=1/[.H16]" office:value-type="float" office:value="0.571428571428571">
            <text:p>0.57</text:p>
          </table:table-cell>
          <table:table-cell/>
          <table:table-cell table:formula="oooc:=LOG([.I16];10)/LOG([.H$7];10)" office:value-type="float" office:value="-0.870866982970484">
            <text:p>-0.87</text:p>
          </table:table-cell>
          <table:table-cell table:formula="oooc:=[.H$6]^[.K16]" office:value-type="float" office:value="0.821719307897073">
            <text:p>0.82</text:p>
          </table:table-cell>
          <table:table-cell table:formula="oooc:=([.L16]-1)*100" office:value-type="float" office:value="-17.8280692102927">
            <text:p>-17.83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3"/>
          <table:table-cell table:formula="oooc:=[.G18]-5" office:value-type="float" office:value="-70">
            <text:p>-70</text:p>
          </table:table-cell>
          <table:table-cell table:formula="oooc:=(100-[.G17])/100" office:value-type="float" office:value="1.7">
            <text:p>1.7</text:p>
          </table:table-cell>
          <table:table-cell table:formula="oooc:=1/[.H17]" office:value-type="float" office:value="0.588235294117647">
            <text:p>0.59</text:p>
          </table:table-cell>
          <table:table-cell/>
          <table:table-cell table:formula="oooc:=LOG([.I17];10)/LOG([.H$7];10)" office:value-type="float" office:value="-0.825756946183123">
            <text:p>-0.83</text:p>
          </table:table-cell>
          <table:table-cell table:formula="oooc:=[.H$6]^[.K17]" office:value-type="float" office:value="0.830119716994536">
            <text:p>0.83</text:p>
          </table:table-cell>
          <table:table-cell table:formula="oooc:=([.L17]-1)*100" office:value-type="float" office:value="-16.9880283005464">
            <text:p>-16.99</text:p>
          </table:table-cell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3"/>
          <table:table-cell table:formula="oooc:=[.G19]-5" office:value-type="float" office:value="-65">
            <text:p>-65</text:p>
          </table:table-cell>
          <table:table-cell table:formula="oooc:=(100-[.G18])/100" office:value-type="float" office:value="1.65">
            <text:p>1.65</text:p>
          </table:table-cell>
          <table:table-cell table:formula="oooc:=1/[.H18]" office:value-type="float" office:value="0.606060606060606">
            <text:p>0.61</text:p>
          </table:table-cell>
          <table:table-cell/>
          <table:table-cell table:formula="oooc:=LOG([.I18];10)/LOG([.H$7];10)" office:value-type="float" office:value="-0.779300144013896">
            <text:p>-0.78</text:p>
          </table:table-cell>
          <table:table-cell table:formula="oooc:=[.H$6]^[.K18]" office:value-type="float" office:value="0.838860691570422">
            <text:p>0.84</text:p>
          </table:table-cell>
          <table:table-cell table:formula="oooc:=([.L18]-1)*100" office:value-type="float" office:value="-16.1139308429578">
            <text:p>-16.11</text:p>
          </table:table-cell>
        </table:table-row>
        <table:table-row table:style-name="ro1">
          <table:table-cell table:number-columns-repeated="6"/>
          <table:table-cell table:formula="oooc:=[.G20]-5" office:value-type="float" office:value="-60">
            <text:p>-60</text:p>
          </table:table-cell>
          <table:table-cell table:formula="oooc:=(100-[.G19])/100" office:value-type="float" office:value="1.6">
            <text:p>1.6</text:p>
          </table:table-cell>
          <table:table-cell table:formula="oooc:=1/[.H19]" office:value-type="float" office:value="0.625">
            <text:p>0.63</text:p>
          </table:table-cell>
          <table:table-cell/>
          <table:table-cell table:formula="oooc:=LOG([.I19];10)/LOG([.H$7];10)" office:value-type="float" office:value="-0.731413679546947">
            <text:p>-0.73</text:p>
          </table:table-cell>
          <table:table-cell table:formula="oooc:=[.H$6]^[.K19]" office:value-type="float" office:value="0.8479670041724">
            <text:p>0.85</text:p>
          </table:table-cell>
          <table:table-cell table:formula="oooc:=([.L19]-1)*100" office:value-type="float" office:value="-15.20329958276">
            <text:p>-15.2</text:p>
          </table:table-cell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ooc:=[.G21]-5" office:value-type="float" office:value="-55">
            <text:p>-55</text:p>
          </table:table-cell>
          <table:table-cell table:formula="oooc:=(100-[.G20])/100" office:value-type="float" office:value="1.55">
            <text:p>1.55</text:p>
          </table:table-cell>
          <table:table-cell table:formula="oooc:=1/[.H20]" office:value-type="float" office:value="0.645161290322581">
            <text:p>0.65</text:p>
          </table:table-cell>
          <table:table-cell/>
          <table:table-cell table:formula="oooc:=LOG([.I20];10)/LOG([.H$7];10)" office:value-type="float" office:value="-0.682006758386872">
            <text:p>-0.68</text:p>
          </table:table-cell>
          <table:table-cell table:formula="oooc:=[.H$6]^[.K20]" office:value-type="float" office:value="0.857466077941998">
            <text:p>0.86</text:p>
          </table:table-cell>
          <table:table-cell table:formula="oooc:=([.L20]-1)*100" office:value-type="float" office:value="-14.2533922058002">
            <text:p>-14.25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ooc:=[.G22]-5" office:value-type="float" office:value="-50">
            <text:p>-50</text:p>
          </table:table-cell>
          <table:table-cell table:formula="oooc:=(100-[.G21])/100" office:value-type="float" office:value="1.5">
            <text:p>1.5</text:p>
          </table:table-cell>
          <table:table-cell table:formula="oooc:=1/[.H21]" office:value-type="float" office:value="0.666666666666667">
            <text:p>0.67</text:p>
          </table:table-cell>
          <table:table-cell/>
          <table:table-cell table:formula="oooc:=LOG([.I21];10)/LOG([.H$7];10)" office:value-type="float" office:value="-0.630979652487405">
            <text:p>-0.63</text:p>
          </table:table-cell>
          <table:table-cell table:formula="oooc:=[.H$6]^[.K21]" office:value-type="float" office:value="0.867388367025788">
            <text:p>0.87</text:p>
          </table:table-cell>
          <table:table-cell table:formula="oooc:=([.L21]-1)*100" office:value-type="float" office:value="-13.2611632974212">
            <text:p>-13.26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[.G23]-5" office:value-type="float" office:value="-45">
            <text:p>-45</text:p>
          </table:table-cell>
          <table:table-cell table:formula="oooc:=(100-[.G22])/100" office:value-type="float" office:value="1.45">
            <text:p>1.45</text:p>
          </table:table-cell>
          <table:table-cell table:formula="oooc:=1/[.H22]" office:value-type="float" office:value="0.689655172413793">
            <text:p>0.69</text:p>
          </table:table-cell>
          <table:table-cell/>
          <table:table-cell table:formula="oooc:=LOG([.I22];10)/LOG([.H$7];10)" office:value-type="float" office:value="-0.578222488264537">
            <text:p>-0.58</text:p>
          </table:table-cell>
          <table:table-cell table:formula="oooc:=[.H$6]^[.K22]" office:value-type="float" office:value="0.877767806426006">
            <text:p>0.88</text:p>
          </table:table-cell>
          <table:table-cell table:formula="oooc:=([.L22]-1)*100" office:value-type="float" office:value="-12.2232193573995">
            <text:p>-12.22</text:p>
          </table:table-cell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  <table:table-cell table:number-columns-repeated="2"/>
          <table:table-cell table:formula="oooc:=[.G24]-5" office:value-type="float" office:value="-40">
            <text:p>-40</text:p>
          </table:table-cell>
          <table:table-cell table:formula="oooc:=(100-[.G23])/100" office:value-type="float" office:value="1.4">
            <text:p>1.4</text:p>
          </table:table-cell>
          <table:table-cell table:formula="oooc:=1/[.H23]" office:value-type="float" office:value="0.714285714285714">
            <text:p>0.71</text:p>
          </table:table-cell>
          <table:table-cell/>
          <table:table-cell table:formula="oooc:=LOG([.I23];10)/LOG([.H$7];10)" office:value-type="float" office:value="-0.523613821977195">
            <text:p>-0.52</text:p>
          </table:table-cell>
          <table:table-cell table:formula="oooc:=[.H$6]^[.K23]" office:value-type="float" office:value="0.888642346867146">
            <text:p>0.89</text:p>
          </table:table-cell>
          <table:table-cell table:formula="oooc:=([.L23]-1)*100" office:value-type="float" office:value="-11.1357653132854">
            <text:p>-11.14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 table:number-columns-repeated="3"/>
          <table:table-cell table:formula="oooc:=[.G25]-5" office:value-type="float" office:value="-35">
            <text:p>-35</text:p>
          </table:table-cell>
          <table:table-cell table:formula="oooc:=(100-[.G24])/100" office:value-type="float" office:value="1.35">
            <text:p>1.35</text:p>
          </table:table-cell>
          <table:table-cell table:formula="oooc:=1/[.H24]" office:value-type="float" office:value="0.740740740740741">
            <text:p>0.74</text:p>
          </table:table-cell>
          <table:table-cell/>
          <table:table-cell table:formula="oooc:=LOG([.I24];10)/LOG([.H$7];10)" office:value-type="float" office:value="-0.46701895592869">
            <text:p>-0.47</text:p>
          </table:table-cell>
          <table:table-cell table:formula="oooc:=[.H$6]^[.K24]" office:value-type="float" office:value="0.900054594447733">
            <text:p>0.9</text:p>
          </table:table-cell>
          <table:table-cell table:formula="oooc:=([.L24]-1)*100" office:value-type="float" office:value="-9.99454055522668">
            <text:p>-9.99</text:p>
          </table:table-cell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G26]-5" office:value-type="float" office:value="-30">
            <text:p>-30</text:p>
          </table:table-cell>
          <table:table-cell table:formula="oooc:=(100-[.G25])/100" office:value-type="float" office:value="1.3">
            <text:p>1.3</text:p>
          </table:table-cell>
          <table:table-cell table:formula="oooc:=1/[.H25]" office:value-type="float" office:value="0.769230769230769">
            <text:p>0.77</text:p>
          </table:table-cell>
          <table:table-cell/>
          <table:table-cell table:formula="oooc:=LOG([.I25];10)/LOG([.H$7];10)" office:value-type="float" office:value="-0.408287936762857">
            <text:p>-0.41</text:p>
          </table:table-cell>
          <table:table-cell table:formula="oooc:=[.H$6]^[.K25]" office:value-type="float" office:value="0.912052580369995">
            <text:p>0.91</text:p>
          </table:table-cell>
          <table:table-cell table:formula="oooc:=([.L25]-1)*100" office:value-type="float" office:value="-8.79474196300045">
            <text:p>-8.79</text:p>
          </table:table-cell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[.G27]-5" office:value-type="float" office:value="-25">
            <text:p>-25</text:p>
          </table:table-cell>
          <table:table-cell table:formula="oooc:=(100-[.G26])/100" office:value-type="float" office:value="1.25">
            <text:p>1.25</text:p>
          </table:table-cell>
          <table:table-cell table:formula="oooc:=1/[.H26]" office:value-type="float" office:value="0.8">
            <text:p>0.8</text:p>
          </table:table-cell>
          <table:table-cell/>
          <table:table-cell table:formula="oooc:=LOG([.I26];10)/LOG([.H$7];10)" office:value-type="float" office:value="-0.347253160993288">
            <text:p>-0.35</text:p>
          </table:table-cell>
          <table:table-cell table:formula="oooc:=[.H$6]^[.K26]" office:value-type="float" office:value="0.924690693386371">
            <text:p>0.92</text:p>
          </table:table-cell>
          <table:table-cell table:formula="oooc:=([.L26]-1)*100" office:value-type="float" office:value="-7.53093066136292">
            <text:p>-7.53</text:p>
          </table:table-cell>
        </table:table-row>
        <table:table-row table:style-name="ro1">
          <table:table-cell table:number-columns-repeated="6"/>
          <table:table-cell table:formula="oooc:=[.G28]-5" office:value-type="float" office:value="-20">
            <text:p>-20</text:p>
          </table:table-cell>
          <table:table-cell table:formula="oooc:=(100-[.G27])/100" office:value-type="float" office:value="1.2">
            <text:p>1.2</text:p>
          </table:table-cell>
          <table:table-cell table:formula="oooc:=1/[.H27]" office:value-type="float" office:value="0.833333333333333">
            <text:p>0.83</text:p>
          </table:table-cell>
          <table:table-cell/>
          <table:table-cell table:formula="oooc:=LOG([.I27];10)/LOG([.H$7];10)" office:value-type="float" office:value="-0.283726491494116">
            <text:p>-0.28</text:p>
          </table:table-cell>
          <table:table-cell table:formula="oooc:=[.H$6]^[.K27]" office:value-type="float" office:value="0.938030817471805">
            <text:p>0.94</text:p>
          </table:table-cell>
          <table:table-cell table:formula="oooc:=([.L27]-1)*100" office:value-type="float" office:value="-6.19691825281946">
            <text:p>-6.2</text:p>
          </table:table-cell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ooc:=[.G29]-5" office:value-type="float" office:value="-15">
            <text:p>-15</text:p>
          </table:table-cell>
          <table:table-cell table:formula="oooc:=(100-[.G28])/100" office:value-type="float" office:value="1.15">
            <text:p>1.15</text:p>
          </table:table-cell>
          <table:table-cell table:formula="oooc:=1/[.H28]" office:value-type="float" office:value="0.869565217391304">
            <text:p>0.87</text:p>
          </table:table-cell>
          <table:table-cell/>
          <table:table-cell table:formula="oooc:=LOG([.I28];10)/LOG([.H$7];10)" office:value-type="float" office:value="-0.217495759973795">
            <text:p>-0.22</text:p>
          </table:table-cell>
          <table:table-cell table:formula="oooc:=[.H$6]^[.K28]" office:value-type="float" office:value="0.952143730637468">
            <text:p>0.95</text:p>
          </table:table-cell>
          <table:table-cell table:formula="oooc:=([.L28]-1)*100" office:value-type="float" office:value="-4.78562693625324">
            <text:p>-4.79</text:p>
          </table:table-cell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28]))" office:value-type="float" office:value="1.25291437851507">
            <text:p>1.25</text:p>
          </table:table-cell>
          <table:table-cell table:number-columns-repeated="3"/>
          <table:table-cell table:formula="oooc:=[.G30]-5" office:value-type="float" office:value="-10">
            <text:p>-10</text:p>
          </table:table-cell>
          <table:table-cell table:formula="oooc:=(100-[.G29])/100" office:value-type="float" office:value="1.1">
            <text:p>1.1</text:p>
          </table:table-cell>
          <table:table-cell table:formula="oooc:=1/[.H29]" office:value-type="float" office:value="0.909090909090909">
            <text:p>0.91</text:p>
          </table:table-cell>
          <table:table-cell/>
          <table:table-cell table:formula="oooc:=LOG([.I29];10)/LOG([.H$7];10)" office:value-type="float" office:value="-0.148320491526492">
            <text:p>-0.15</text:p>
          </table:table-cell>
          <table:table-cell table:formula="oooc:=[.H$6]^[.K29]" office:value-type="float" office:value="0.967110839227433">
            <text:p>0.97</text:p>
          </table:table-cell>
          <table:table-cell table:formula="oooc:=([.L29]-1)*100" office:value-type="float" office:value="-3.28891607725673">
            <text:p>-3.29</text:p>
          </table:table-cell>
        </table:table-row>
        <table:table-row table:style-name="ro1">
          <table:table-cell table:number-columns-repeated="6"/>
          <table:table-cell table:formula="oooc:=[.G31]-5" office:value-type="float" office:value="-5">
            <text:p>-5</text:p>
          </table:table-cell>
          <table:table-cell table:formula="oooc:=(100-[.G30])/100" office:value-type="float" office:value="1.05">
            <text:p>1.05</text:p>
          </table:table-cell>
          <table:table-cell table:formula="oooc:=1/[.H30]" office:value-type="float" office:value="0.952380952380952">
            <text:p>0.95</text:p>
          </table:table-cell>
          <table:table-cell/>
          <table:table-cell table:formula="oooc:=LOG([.I30];10)/LOG([.H$7];10)" office:value-type="float" office:value="-0.075926633924365">
            <text:p>-0.08</text:p>
          </table:table-cell>
          <table:table-cell table:formula="oooc:=[.H$6]^[.K30]" office:value-type="float" office:value="0.983026347688381">
            <text:p>0.98</text:p>
          </table:table-cell>
          <table:table-cell table:formula="oooc:=([.L30]-1)*100" office:value-type="float" office:value="-1.69736523116191">
            <text:p>-1.7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ooc:=(100-[.G31])/100" office:value-type="float" office:value="1">
            <text:p>1</text:p>
          </table:table-cell>
          <table:table-cell table:formula="oooc:=1/[.H31]" office:value-type="float" office:value="1">
            <text:p>1</text:p>
          </table:table-cell>
          <table:table-cell/>
          <table:table-cell table:formula="oooc:=LOG([.I31];10)/LOG([.H$7];10)" office:value-type="float" office:value="0">
            <text:p>0</text:p>
          </table:table-cell>
          <table:table-cell table:formula="oooc:=[.H$6]^[.K31]" office:value-type="float" office:value="1">
            <text:p>1</text:p>
          </table:table-cell>
          <table:table-cell table:formula="oooc:=([.L31]-1)*10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formula="oooc:=(100-[.G32])/100" office:value-type="float" office:value="0.95">
            <text:p>0.95</text:p>
          </table:table-cell>
          <table:table-cell table:formula="oooc:=1/[.H32]" office:value-type="float" office:value="1.05263157894737">
            <text:p>1.05</text:p>
          </table:table-cell>
          <table:table-cell/>
          <table:table-cell table:formula="oooc:=LOG([.I32];10)/LOG([.H$7];10)" office:value-type="float" office:value="0.0798219733840991">
            <text:p>0.08</text:p>
          </table:table-cell>
          <table:table-cell table:formula="oooc:=[.H$6]^[.K32]" office:value-type="float" office:value="1.01816058081144">
            <text:p>1.02</text:p>
          </table:table-cell>
          <table:table-cell table:formula="oooc:=([.L32]-1)*100" office:value-type="float" office:value="1.81605808114436">
            <text:p>1.82</text:p>
          </table:table-cell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3"/>
          <table:table-cell table:formula="oooc:=[.G32]+5" office:value-type="float" office:value="10">
            <text:p>10</text:p>
          </table:table-cell>
          <table:table-cell table:formula="oooc:=(100-[.G33])/100" office:value-type="float" office:value="0.9">
            <text:p>0.9</text:p>
          </table:table-cell>
          <table:table-cell table:formula="oooc:=1/[.H33]" office:value-type="float" office:value="1.11111111111111">
            <text:p>1.11</text:p>
          </table:table-cell>
          <table:table-cell/>
          <table:table-cell table:formula="oooc:=LOG([.I33];10)/LOG([.H$7];10)" office:value-type="float" office:value="0.163960696558714">
            <text:p>0.16</text:p>
          </table:table-cell>
          <table:table-cell table:formula="oooc:=[.H$6]^[.K33]" office:value-type="float" office:value="1.03766043984883">
            <text:p>1.04</text:p>
          </table:table-cell>
          <table:table-cell table:formula="oooc:=([.L33]-1)*100" office:value-type="float" office:value="3.76604398488252">
            <text:p>3.77</text:p>
          </table:table-cell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ooc:=[.G33]+5" office:value-type="float" office:value="15">
            <text:p>15</text:p>
          </table:table-cell>
          <table:table-cell table:formula="oooc:=(100-[.G34])/100" office:value-type="float" office:value="0.85">
            <text:p>0.85</text:p>
          </table:table-cell>
          <table:table-cell table:formula="oooc:=1/[.H34]" office:value-type="float" office:value="1.17647058823529">
            <text:p>1.18</text:p>
          </table:table-cell>
          <table:table-cell/>
          <table:table-cell table:formula="oooc:=LOG([.I34];10)/LOG([.H$7];10)" office:value-type="float" office:value="0.252909894357112">
            <text:p>0.25</text:p>
          </table:table-cell>
          <table:table-cell table:formula="oooc:=[.H$6]^[.K34]" office:value-type="float" office:value="1.05868141513086">
            <text:p>1.06</text:p>
          </table:table-cell>
          <table:table-cell table:formula="oooc:=([.L34]-1)*100" office:value-type="float" office:value="5.8681415130863">
            <text:p>5.87</text:p>
          </table:table-cell>
        </table:table-row>
        <table:table-row table:style-name="ro1">
          <table:table-cell table:number-columns-repeated="6"/>
          <table:table-cell table:formula="oooc:=[.G34]+5" office:value-type="float" office:value="20">
            <text:p>20</text:p>
          </table:table-cell>
          <table:table-cell table:formula="oooc:=(100-[.G35])/100" office:value-type="float" office:value="0.8">
            <text:p>0.8</text:p>
          </table:table-cell>
          <table:table-cell table:formula="oooc:=1/[.H35]" office:value-type="float" office:value="1.25">
            <text:p>1.25</text:p>
          </table:table-cell>
          <table:table-cell/>
          <table:table-cell table:formula="oooc:=LOG([.I35];10)/LOG([.H$7];10)" office:value-type="float" office:value="0.347253160993288">
            <text:p>0.35</text:p>
          </table:table-cell>
          <table:table-cell table:formula="oooc:=[.H$6]^[.K35]" office:value-type="float" office:value="1.08144269986955">
            <text:p>1.08</text:p>
          </table:table-cell>
          <table:table-cell table:formula="oooc:=([.L35]-1)*100" office:value-type="float" office:value="8.14426998695468">
            <text:p>8.14</text:p>
          </table:table-cell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 table:number-columns-repeated="3"/>
          <table:table-cell table:formula="oooc:=[.G35]+5" office:value-type="float" office:value="25">
            <text:p>25</text:p>
          </table:table-cell>
          <table:table-cell table:formula="oooc:=(100-[.G36])/100" office:value-type="float" office:value="0.75">
            <text:p>0.75</text:p>
          </table:table-cell>
          <table:table-cell table:formula="oooc:=1/[.H36]" office:value-type="float" office:value="1.33333333333333">
            <text:p>1.33</text:p>
          </table:table-cell>
          <table:table-cell/>
          <table:table-cell table:formula="oooc:=LOG([.I36];10)/LOG([.H$7];10)" office:value-type="float" office:value="0.447687188052831">
            <text:p>0.45</text:p>
          </table:table-cell>
          <table:table-cell table:formula="oooc:=[.H$6]^[.K36]" office:value-type="float" office:value="1.1062114597104">
            <text:p>1.11</text:p>
          </table:table-cell>
          <table:table-cell table:formula="oooc:=([.L36]-1)*100" office:value-type="float" office:value="10.62114597104">
            <text:p>10.62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 table:number-columns-repeated="3"/>
          <table:table-cell table:formula="oooc:=[.G36]+5" office:value-type="float" office:value="30">
            <text:p>30</text:p>
          </table:table-cell>
          <table:table-cell table:formula="oooc:=(100-[.G37])/100" office:value-type="float" office:value="0.7">
            <text:p>0.7</text:p>
          </table:table-cell>
          <table:table-cell table:formula="oooc:=1/[.H37]" office:value-type="float" office:value="1.42857142857143">
            <text:p>1.43</text:p>
          </table:table-cell>
          <table:table-cell/>
          <table:table-cell table:formula="oooc:=LOG([.I37];10)/LOG([.H$7];10)" office:value-type="float" office:value="0.55505301856304">
            <text:p>0.56</text:p>
          </table:table-cell>
          <table:table-cell table:formula="oooc:=[.H$6]^[.K37]" office:value-type="float" office:value="1.13331742165174">
            <text:p>1.13</text:p>
          </table:table-cell>
          <table:table-cell table:formula="oooc:=([.L37]-1)*100" office:value-type="float" office:value="13.3317421651742">
            <text:p>13.33</text:p>
          </table:table-cell>
        </table:table-row>
        <table:table-row table:style-name="ro1">
          <table:table-cell table:number-columns-repeated="6"/>
          <table:table-cell table:formula="oooc:=[.G37]+5" office:value-type="float" office:value="35">
            <text:p>35</text:p>
          </table:table-cell>
          <table:table-cell table:formula="oooc:=(100-[.G38])/100" office:value-type="float" office:value="0.65">
            <text:p>0.65</text:p>
          </table:table-cell>
          <table:table-cell table:formula="oooc:=1/[.H38]" office:value-type="float" office:value="1.53846153846154">
            <text:p>1.54</text:p>
          </table:table-cell>
          <table:table-cell/>
          <table:table-cell table:formula="oooc:=LOG([.I38];10)/LOG([.H$7];10)" office:value-type="float" office:value="0.670378903777378">
            <text:p>0.67</text:p>
          </table:table-cell>
          <table:table-cell table:formula="oooc:=[.H$6]^[.K38]" office:value-type="float" office:value="1.16317333113799">
            <text:p>1.16</text:p>
          </table:table-cell>
          <table:table-cell table:formula="oooc:=([.L38]-1)*100" office:value-type="float" office:value="16.3173331137992">
            <text:p>16.32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table:formula="oooc:=[.G38]+5" office:value-type="float" office:value="40">
            <text:p>40</text:p>
          </table:table-cell>
          <table:table-cell table:formula="oooc:=(100-[.G39])/100" office:value-type="float" office:value="0.6">
            <text:p>0.6</text:p>
          </table:table-cell>
          <table:table-cell table:formula="oooc:=1/[.H39]" office:value-type="float" office:value="1.66666666666667">
            <text:p>1.67</text:p>
          </table:table-cell>
          <table:table-cell/>
          <table:table-cell table:formula="oooc:=LOG([.I39];10)/LOG([.H$7];10)" office:value-type="float" office:value="0.794940349046119">
            <text:p>0.79</text:p>
          </table:table-cell>
          <table:table-cell table:formula="oooc:=[.H$6]^[.K39]" office:value-type="float" office:value="1.19630430761585">
            <text:p>1.2</text:p>
          </table:table-cell>
          <table:table-cell table:formula="oooc:=([.L39]-1)*100" office:value-type="float" office:value="19.6304307615847">
            <text:p>19.63</text:p>
          </table:table-cell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3"/>
          <table:table-cell table:formula="oooc:=[.G39]+5" office:value-type="float" office:value="45">
            <text:p>45</text:p>
          </table:table-cell>
          <table:table-cell table:formula="oooc:=(100-[.G40])/100" office:value-type="float" office:value="0.55">
            <text:p>0.55</text:p>
          </table:table-cell>
          <table:table-cell table:formula="oooc:=1/[.H40]" office:value-type="float" office:value="1.81818181818182">
            <text:p>1.82</text:p>
          </table:table-cell>
          <table:table-cell/>
          <table:table-cell table:formula="oooc:=LOG([.I40];10)/LOG([.H$7];10)" office:value-type="float" office:value="0.930346349013744">
            <text:p>0.93</text:p>
          </table:table-cell>
          <table:table-cell table:formula="oooc:=[.H$6]^[.K40]" office:value-type="float" office:value="1.23339110118792">
            <text:p>1.23</text:p>
          </table:table-cell>
          <table:table-cell table:formula="oooc:=([.L40]-1)*100" office:value-type="float" office:value="23.3391101187919">
            <text:p>23.34</text:p>
          </table:table-cell>
        </table:table-row>
        <table:table-row table:style-name="ro1">
          <table:table-cell table:number-columns-repeated="6"/>
          <table:table-cell table:formula="oooc:=[.G40]+5" office:value-type="float" office:value="50">
            <text:p>50</text:p>
          </table:table-cell>
          <table:table-cell table:formula="oooc:=(100-[.G41])/100" office:value-type="float" office:value="0.5">
            <text:p>0.5</text:p>
          </table:table-cell>
          <table:table-cell table:formula="oooc:=1/[.H41]" office:value-type="float" office:value="2">
            <text:p>2</text:p>
          </table:table-cell>
          <table:table-cell/>
          <table:table-cell table:formula="oooc:=LOG([.I41];10)/LOG([.H$7];10)" office:value-type="float" office:value="1.07866684054024">
            <text:p>1.08</text:p>
          </table:table-cell>
          <table:table-cell table:formula="oooc:=[.H$6]^[.K41]" office:value-type="float" office:value="1.27533582621533">
            <text:p>1.28</text:p>
          </table:table-cell>
          <table:table-cell table:formula="oooc:=([.L41]-1)*100" office:value-type="float" office:value="27.5335826215331">
            <text:p>27.53</text:p>
          </table:table-cell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3"/>
          <table:table-cell table:formula="oooc:=[.G41]+5" office:value-type="float" office:value="55">
            <text:p>55</text:p>
          </table:table-cell>
          <table:table-cell table:formula="oooc:=(100-[.G42])/100" office:value-type="float" office:value="0.45">
            <text:p>0.45</text:p>
          </table:table-cell>
          <table:table-cell table:formula="oooc:=1/[.H42]" office:value-type="float" office:value="2.22222222222222">
            <text:p>2.22</text:p>
          </table:table-cell>
          <table:table-cell/>
          <table:table-cell table:formula="oooc:=LOG([.I42];10)/LOG([.H$7];10)" office:value-type="float" office:value="1.24262753709895">
            <text:p>1.24</text:p>
          </table:table-cell>
          <table:table-cell table:formula="oooc:=[.H$6]^[.K42]" office:value-type="float" office:value="1.32336553438556">
            <text:p>1.32</text:p>
          </table:table-cell>
          <table:table-cell table:formula="oooc:=([.L42]-1)*100" office:value-type="float" office:value="32.3365534385565">
            <text:p>32.34</text:p>
          </table:table-cell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2"/>
          <table:table-cell table:formula="oooc:=[.G42]+5" office:value-type="float" office:value="60">
            <text:p>60</text:p>
          </table:table-cell>
          <table:table-cell table:formula="oooc:=(100-[.G43])/100" office:value-type="float" office:value="0.4">
            <text:p>0.4</text:p>
          </table:table-cell>
          <table:table-cell table:formula="oooc:=1/[.H43]" office:value-type="float" office:value="2.5">
            <text:p>2.5</text:p>
          </table:table-cell>
          <table:table-cell/>
          <table:table-cell table:formula="oooc:=LOG([.I43];10)/LOG([.H$7];10)" office:value-type="float" office:value="1.42592000153352">
            <text:p>1.43</text:p>
          </table:table-cell>
          <table:table-cell table:formula="oooc:=[.H$6]^[.K43]" office:value-type="float" office:value="1.37920261914267">
            <text:p>1.38</text:p>
          </table:table-cell>
          <table:table-cell table:formula="oooc:=([.L43]-1)*100" office:value-type="float" office:value="37.9202619142666">
            <text:p>37.92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 table:number-columns-repeated="3"/>
          <table:table-cell table:formula="oooc:=[.G43]+5" office:value-type="float" office:value="65">
            <text:p>65</text:p>
          </table:table-cell>
          <table:table-cell table:formula="oooc:=(100-[.G44])/100" office:value-type="float" office:value="0.35">
            <text:p>0.35</text:p>
          </table:table-cell>
          <table:table-cell table:formula="oooc:=1/[.H44]" office:value-type="float" office:value="2.85714285714286">
            <text:p>2.86</text:p>
          </table:table-cell>
          <table:table-cell/>
          <table:table-cell table:formula="oooc:=LOG([.I44];10)/LOG([.H$7];10)" office:value-type="float" office:value="1.63371985910328">
            <text:p>1.63</text:p>
          </table:table-cell>
          <table:table-cell table:formula="oooc:=[.H$6]^[.K44]" office:value-type="float" office:value="1.44536031030645">
            <text:p>1.45</text:p>
          </table:table-cell>
          <table:table-cell table:formula="oooc:=([.L44]-1)*100" office:value-type="float" office:value="44.5360310306453">
            <text:p>44.54</text:p>
          </table:table-cell>
        </table:table-row>
        <table:table-row table:style-name="ro1">
          <table:table-cell table:number-columns-repeated="6"/>
          <table:table-cell table:formula="oooc:=[.G44]+5" office:value-type="float" office:value="70">
            <text:p>70</text:p>
          </table:table-cell>
          <table:table-cell table:formula="oooc:=(100-[.G45])/100" office:value-type="float" office:value="0.3">
            <text:p>0.3</text:p>
          </table:table-cell>
          <table:table-cell table:formula="oooc:=1/[.H45]" office:value-type="float" office:value="3.33333333333333">
            <text:p>3.33</text:p>
          </table:table-cell>
          <table:table-cell/>
          <table:table-cell table:formula="oooc:=LOG([.I45];10)/LOG([.H$7];10)" office:value-type="float" office:value="1.87360718958635">
            <text:p>1.87</text:p>
          </table:table-cell>
          <table:table-cell table:formula="oooc:=[.H$6]^[.K45]" office:value-type="float" office:value="1.52568974255822">
            <text:p>1.53</text:p>
          </table:table-cell>
          <table:table-cell table:formula="oooc:=([.L45]-1)*100" office:value-type="float" office:value="52.5689742558215">
            <text:p>52.57</text:p>
          </table:table-cell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ooc:=[.G45]+5" office:value-type="float" office:value="75">
            <text:p>75</text:p>
          </table:table-cell>
          <table:table-cell table:formula="oooc:=(100-[.G46])/100" office:value-type="float" office:value="0.25">
            <text:p>0.25</text:p>
          </table:table-cell>
          <table:table-cell table:formula="oooc:=1/[.H46]" office:value-type="float" office:value="4">
            <text:p>4</text:p>
          </table:table-cell>
          <table:table-cell/>
          <table:table-cell table:formula="oooc:=LOG([.I46];10)/LOG([.H$7];10)" office:value-type="float" office:value="2.15733368108047">
            <text:p>2.16</text:p>
          </table:table-cell>
          <table:table-cell table:formula="oooc:=[.H$6]^[.K46]" office:value-type="float" office:value="1.62648146962834">
            <text:p>1.63</text:p>
          </table:table-cell>
          <table:table-cell table:formula="oooc:=([.L46]-1)*100" office:value-type="float" office:value="62.648146962834">
            <text:p>62.65</text:p>
          </table:table-cell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 table:number-columns-repeated="3"/>
          <table:table-cell table:formula="oooc:=[.G46]+5" office:value-type="float" office:value="80">
            <text:p>80</text:p>
          </table:table-cell>
          <table:table-cell table:formula="oooc:=(100-[.G47])/100" office:value-type="float" office:value="0.2">
            <text:p>0.2</text:p>
          </table:table-cell>
          <table:table-cell table:formula="oooc:=1/[.H47]" office:value-type="float" office:value="5">
            <text:p>5</text:p>
          </table:table-cell>
          <table:table-cell/>
          <table:table-cell table:formula="oooc:=LOG([.I47];10)/LOG([.H$7];10)" office:value-type="float" office:value="2.50458684207376">
            <text:p>2.5</text:p>
          </table:table-cell>
          <table:table-cell table:formula="oooc:=[.H$6]^[.K47]" office:value-type="float" office:value="1.75894651180266">
            <text:p>1.76</text:p>
          </table:table-cell>
          <table:table-cell table:formula="oooc:=([.L47]-1)*100" office:value-type="float" office:value="75.894651180266">
            <text:p>75.89</text:p>
          </table:table-cell>
        </table:table-row>
        <table:table-row table:style-name="ro1">
          <table:table-cell table:number-columns-repeated="6"/>
          <table:table-cell table:formula="oooc:=[.G47]+5" office:value-type="float" office:value="85">
            <text:p>85</text:p>
          </table:table-cell>
          <table:table-cell table:formula="oooc:=(100-[.G48])/100" office:value-type="float" office:value="0.15">
            <text:p>0.15</text:p>
          </table:table-cell>
          <table:table-cell table:formula="oooc:=1/[.H48]" office:value-type="float" office:value="6.66666666666667">
            <text:p>6.67</text:p>
          </table:table-cell>
          <table:table-cell/>
          <table:table-cell table:formula="oooc:=LOG([.I48];10)/LOG([.H$7];10)" office:value-type="float" office:value="2.95227403012659">
            <text:p>2.95</text:p>
          </table:table-cell>
          <table:table-cell table:formula="oooc:=[.H$6]^[.K48]" office:value-type="float" office:value="1.94576678837374">
            <text:p>1.95</text:p>
          </table:table-cell>
          <table:table-cell table:formula="oooc:=([.L48]-1)*100" office:value-type="float" office:value="94.5766788373736">
            <text:p>94.58</text:p>
          </table:table-cell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ooc:=[.G48]+5" office:value-type="float" office:value="90">
            <text:p>90</text:p>
          </table:table-cell>
          <table:table-cell table:formula="oooc:=(100-[.G49])/100" office:value-type="float" office:value="0.1">
            <text:p>0.1</text:p>
          </table:table-cell>
          <table:table-cell table:formula="oooc:=1/[.H49]" office:value-type="float" office:value="10">
            <text:p>10</text:p>
          </table:table-cell>
          <table:table-cell/>
          <table:table-cell table:formula="oooc:=LOG([.I49];10)/LOG([.H$7];10)" office:value-type="float" office:value="3.58325368261399">
            <text:p>3.58</text:p>
          </table:table-cell>
          <table:table-cell table:formula="oooc:=[.H$6]^[.K49]" office:value-type="float" office:value="2.24324750289842">
            <text:p>2.24</text:p>
          </table:table-cell>
          <table:table-cell table:formula="oooc:=([.L49]-1)*100" office:value-type="float" office:value="124.324750289842">
            <text:p>124.32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3"/>
          <table:table-cell table:formula="oooc:=[.G49]+5" office:value-type="float" office:value="95">
            <text:p>95</text:p>
          </table:table-cell>
          <table:table-cell table:formula="oooc:=(100-[.G50])/100" office:value-type="float" office:value="0.05">
            <text:p>0.05</text:p>
          </table:table-cell>
          <table:table-cell table:formula="oooc:=1/[.H50]" office:value-type="float" office:value="20">
            <text:p>20</text:p>
          </table:table-cell>
          <table:table-cell/>
          <table:table-cell table:formula="oooc:=LOG([.I50];10)/LOG([.H$7];10)" office:value-type="float" office:value="4.66192052315423">
            <text:p>4.66</text:p>
          </table:table-cell>
          <table:table-cell table:formula="oooc:=[.H$6]^[.K50]" office:value-type="float" office:value="2.86089390751443">
            <text:p>2.86</text:p>
          </table:table-cell>
          <table:table-cell table:formula="oooc:=([.L50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H$6]^(LOG([.AC9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H$6]^(LOG([.AC10];10)/LOG([$globals.$H$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H$6]^(LOG([.AC11];10)/LOG([$globals.$H$7];10))" office:value-type="float" office:value="1">
            <text:p>1</text:p>
          </table:table-cell>
        </table:table-row>
        <table:table-row table:style-name="ro2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H$6]^(LOG([.AC12];10)/LOG([$globals.$H$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H$6]^(LOG([.AC13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H$6]^(LOG([.AC14];10)/LOG([$globals.$H$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H$6]^(LOG([.AC15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H$6]^(LOG([.AC16];10)/LOG([$globals.$H$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H$6]^(LOG([.AC17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H$6]^(LOG([.AC18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H$6]^(LOG([.AC19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H$6]^(LOG([.AC20];10)/LOG([$globals.$H$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H$6]^(LOG([.AC21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H$6]^(LOG([.AC22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H$6]^(LOG([.AC23];10)/LOG([$globals.$H$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H$6]^(LOG([.AC24];10)/LOG([$globals.$H$7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6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4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6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4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6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4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6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4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6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4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6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1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1.05">
            <text:p>1.0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6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4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6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4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6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4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6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4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6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4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6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1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6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6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4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6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4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6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4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6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4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6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1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6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6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4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6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4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6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4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6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4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6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1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6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4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6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4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6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4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6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4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6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4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6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1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6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4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6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4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6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4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4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4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1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6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4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6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4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6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4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6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4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6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4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6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6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4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6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4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6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4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6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4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6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4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6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1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6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4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6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4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6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4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6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4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6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4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6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1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6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6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4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6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4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6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4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6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4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6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1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6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6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4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6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4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6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4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6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4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6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1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6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4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6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4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6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4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6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4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6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4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6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1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6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4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6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4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6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4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4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4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1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6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4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6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4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6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4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6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4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6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4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6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6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4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6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4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6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4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6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4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6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4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6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1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6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4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6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4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6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4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6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4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4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6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1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6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4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6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4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6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4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6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4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6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4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6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1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6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4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6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4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6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4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6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4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6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4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6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1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6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4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6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4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6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4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6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4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6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4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6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1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6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4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6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4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6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4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6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4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6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4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6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1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6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4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6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4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6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4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6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4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6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4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6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39" table:default-cell-style-name="Default"/>
        <table:table-column table:style-name="co4" table:default-cell-style-name="Default"/>
        <table:table-column table:style-name="co40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11"/>
          <table:table-cell office:value-type="float" office:value="0">
            <text:p>0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6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6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6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6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6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6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1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6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6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6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6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6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"/>
          <table:table-cell/>
          <table:table-cell table:style-name="ce11" table:number-columns-repeated="3"/>
          <table:table-cell table:number-columns-repeated="12"/>
          <table:table-cell table:style-name="ce11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11"/>
          <table:table-cell table:formula="oooc:=[.I13]+[$globals.$C$15]" office:value-type="float" office:value="1.7">
            <text:p>1.7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6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6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6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6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6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6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11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6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6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6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6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6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6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11"/>
          <table:table-cell table:formula="oooc:=[.I31]+[$globals.$C$15]" office:value-type="float" office:value="3.4">
            <text:p>3.4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6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6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6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6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6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6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11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6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6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6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6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6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6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11"/>
          <table:table-cell table:formula="oooc:=[.I49]+[$globals.$C$15]" office:value-type="float" office:value="5.1">
            <text:p>5.1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6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6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6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6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6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6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1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1" office:value-type="float" office:value="0.35">
            <text:p>0.35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6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6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6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6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6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6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6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6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6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6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6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6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6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6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6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6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6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11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1" office:value-type="float" office:value="0.45">
            <text:p>0.45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6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6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6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6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6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6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6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6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6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6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6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6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6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6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6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6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6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6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11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6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6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6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6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6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6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07/17/2007</text:date>, <text:time>05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7T05:18:16</dc:date>
    <dc:language>en-US</dc:language>
    <meta:editing-cycles>127</meta:editing-cycles>
    <meta:editing-duration>P3DT0H26M31S</meta:editing-duration>
    <meta:user-defined meta:name="Info 1"/>
    <meta:user-defined meta:name="Info 2"/>
    <meta:user-defined meta:name="Info 3"/>
    <meta:user-defined meta:name="Info 4"/>
    <meta:document-statistic meta:table-count="11" meta:cell-count="642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